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14cm" fo:min-width="1.904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8.8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4.8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4.5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4.3cm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8.1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5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cm" svg:height="3.2cm" svg:x="8.7cm" svg:y="1.3cm">
          <text:p text:style-name="P1">FORW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9.3cm" svg:height="1.1cm" svg:x="5.8cm" svg:y="5.5cm">
          <text:p text:style-name="P1">DROP SYNFIN PACKET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9.3cm" svg:height="1.1cm" svg:x="5.8cm" svg:y="7.5cm">
          <text:p text:style-name="P1">DROP TELNET PACKETS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9.3cm" svg:height="1.1cm" svg:x="5.8cm" svg:y="9.5cm">
          <text:p text:style-name="P1">DROP SPECIFIC PORTS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5.3cm" svg:height="1.1cm" svg:x="13.9cm" svg:y="16.7cm">
          <text:p text:style-name="P1">UDP CHECKS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5cm" svg:height="1.1cm" svg:x="8cm" svg:y="16.8cm">
          <text:p text:style-name="P1">TCP CHECKS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4.8cm" svg:height="1.1cm" svg:x="2.2cm" svg:y="16.9cm">
          <text:p text:style-name="P1">ICMP CHECKS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4cm" svg:height="3.2cm" svg:x="13.2cm" svg:y="20.3cm">
          <text:p text:style-name="P1">is_establ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3.4cm" svg:height="3.2cm" svg:x="4.6cm" svg:y="20.3cm">
          <text:p text:style-name="P1">is_new_and_establ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4cm" svg:height="3.2cm" svg:x="14.8cm" svg:y="12.3cm">
          <text:p text:style-name="P1">udp_traff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4cm" svg:height="3.2cm" svg:x="2.9cm" svg:y="12.3cm">
          <text:p text:style-name="P1">icmp_traff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4cm" svg:height="3.2cm" svg:x="8.8cm" svg:y="12.5cm">
          <text:p text:style-name="P1">tcp_traff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8.6cm" svg:height="1.1cm" svg:x="2cm" svg:y="24.4cm">
          <text:p text:style-name="P1">IS ESTABLISHED OR NEW</text:p>
          <draw:enhanced-geometry svg:viewBox="0 0 21600 21600" draw:type="rectangle" draw:enhanced-path="M 0 0 L 21600 0 21600 21600 0 21600 0 0 Z N"/>
        </draw:custom-shape>
        <draw:custom-shape draw:style-name="gr7" draw:text-style-name="P1" xml:id="id14" draw:id="id14" draw:layer="layout" svg:width="5.8cm" svg:height="1.1cm" svg:x="12cm" svg:y="24.4cm">
          <text:p text:style-name="P1">IS ESTABLISHED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s" svg:x1="10.4cm" svg:y1="4.5cm" svg:x2="10.45cm" svg:y2="5.5cm" draw:start-shape="id1" draw:start-glue-point="8" draw:end-shape="id2" draw:end-glue-point="0" svg:d="M10400 4500v501l50-2v501" svg:viewBox="0 0 51 1001">
          <text:p/>
        </draw:connector>
        <draw:connector draw:style-name="gr8" draw:text-style-name="P2" draw:layer="layout" draw:type="lines" svg:x1="10.45cm" svg:y1="6.6cm" svg:x2="10.45cm" svg:y2="7.5cm" draw:start-shape="id2" draw:start-glue-point="2" draw:end-shape="id3" draw:end-glue-point="0" svg:d="M10450 6600v501-102 501" svg:viewBox="0 0 1 901">
          <text:p/>
        </draw:connector>
        <draw:connector draw:style-name="gr8" draw:text-style-name="P2" draw:layer="layout" draw:type="lines" svg:x1="10.45cm" svg:y1="8.6cm" svg:x2="10.45cm" svg:y2="9.5cm" draw:start-shape="id3" draw:start-glue-point="2" draw:end-shape="id4" draw:end-glue-point="0" svg:d="M10450 8600v501-102 501" svg:viewBox="0 0 1 901">
          <text:p/>
        </draw:connector>
        <draw:connector draw:style-name="gr8" draw:text-style-name="P2" draw:layer="layout" draw:type="lines" svg:x1="10.45cm" svg:y1="10.6cm" svg:x2="4.6cm" svg:y2="12.3cm" draw:start-shape="id4" draw:start-glue-point="2" draw:end-shape="id5" draw:end-glue-point="4" svg:d="M10450 10600v501l-5850 698v501" svg:viewBox="0 0 5851 1701">
          <text:p/>
        </draw:connector>
        <draw:connector draw:style-name="gr8" draw:text-style-name="P2" draw:layer="layout" draw:type="lines" svg:x1="10.45cm" svg:y1="10.6cm" svg:x2="10.5cm" svg:y2="12.5cm" draw:start-shape="id4" draw:start-glue-point="2" draw:end-shape="id6" draw:end-glue-point="4" svg:d="M10450 10600v501l50 898v501" svg:viewBox="0 0 51 1901">
          <text:p/>
        </draw:connector>
        <draw:connector draw:style-name="gr8" draw:text-style-name="P2" draw:layer="layout" draw:type="lines" svg:x1="10.45cm" svg:y1="10.6cm" svg:x2="16.5cm" svg:y2="12.3cm" draw:start-shape="id4" draw:start-glue-point="2" draw:end-shape="id7" draw:end-glue-point="4" svg:d="M10450 10600v501l6050 698v501" svg:viewBox="0 0 6051 1701">
          <text:p/>
        </draw:connector>
        <draw:connector draw:style-name="gr8" draw:text-style-name="P2" draw:layer="layout" draw:type="lines" svg:x1="4.6cm" svg:y1="15.5cm" svg:x2="4.6cm" svg:y2="16.9cm" draw:start-shape="id5" draw:start-glue-point="8" draw:end-shape="id8" draw:end-glue-point="0" svg:d="M4600 15500v501 398 501" svg:viewBox="0 0 1 1401">
          <text:p/>
        </draw:connector>
        <draw:connector draw:style-name="gr8" draw:text-style-name="P2" draw:layer="layout" draw:type="lines" svg:x1="10.5cm" svg:y1="15.7cm" svg:x2="10.5cm" svg:y2="16.8cm" draw:start-shape="id6" draw:start-glue-point="8" draw:end-shape="id9" draw:end-glue-point="0" svg:d="M10500 15700v501 98 501" svg:viewBox="0 0 1 1101">
          <text:p/>
        </draw:connector>
        <draw:connector draw:style-name="gr8" draw:text-style-name="P2" draw:layer="layout" draw:type="lines" svg:x1="16.5cm" svg:y1="15.5cm" svg:x2="16.55cm" svg:y2="16.7cm" draw:start-shape="id7" draw:start-glue-point="8" draw:end-shape="id10" draw:end-glue-point="0" svg:d="M16500 15500v501l50 198v501" svg:viewBox="0 0 51 1201">
          <text:p/>
        </draw:connector>
        <draw:connector draw:style-name="gr8" draw:text-style-name="P2" draw:layer="layout" draw:type="lines" svg:x1="4.6cm" svg:y1="18cm" svg:x2="6.3cm" svg:y2="20.3cm" draw:start-shape="id8" draw:start-glue-point="2" draw:end-shape="id11" draw:end-glue-point="4" svg:d="M4600 18000v501l1700 1298v501" svg:viewBox="0 0 1701 2301">
          <text:p/>
        </draw:connector>
        <draw:connector draw:style-name="gr8" draw:text-style-name="P2" draw:layer="layout" draw:type="lines" svg:x1="4.6cm" svg:y1="18cm" svg:x2="14.9cm" svg:y2="20.3cm" draw:start-shape="id8" draw:start-glue-point="2" draw:end-shape="id12" draw:end-glue-point="4" svg:d="M4600 18000v501l10300 1298v501" svg:viewBox="0 0 10301 2301">
          <text:p/>
        </draw:connector>
        <draw:connector draw:style-name="gr8" draw:text-style-name="P2" draw:layer="layout" draw:type="lines" svg:x1="10.5cm" svg:y1="17.9cm" svg:x2="6.3cm" svg:y2="20.3cm" draw:start-shape="id9" draw:start-glue-point="2" draw:end-shape="id11" draw:end-glue-point="4" svg:d="M10500 17900v501l-4200 1398v501" svg:viewBox="0 0 4201 2401">
          <text:p/>
        </draw:connector>
        <draw:connector draw:style-name="gr8" draw:text-style-name="P2" draw:layer="layout" draw:type="lines" svg:x1="10.5cm" svg:y1="17.9cm" svg:x2="14.9cm" svg:y2="20.3cm" draw:start-shape="id9" draw:start-glue-point="2" draw:end-shape="id12" draw:end-glue-point="4" svg:d="M10500 17900v501l4400 1398v501" svg:viewBox="0 0 4401 2401">
          <text:p/>
        </draw:connector>
        <draw:connector draw:style-name="gr8" draw:text-style-name="P2" draw:layer="layout" draw:type="lines" svg:x1="16.55cm" svg:y1="17.8cm" svg:x2="6.3cm" svg:y2="20.3cm" draw:start-shape="id10" draw:start-glue-point="2" draw:end-shape="id11" draw:end-glue-point="4" svg:d="M16550 17800v501l-10250 1498v501" svg:viewBox="0 0 10251 2501">
          <text:p/>
        </draw:connector>
        <draw:connector draw:style-name="gr8" draw:text-style-name="P2" draw:layer="layout" draw:type="lines" svg:x1="16.55cm" svg:y1="17.8cm" svg:x2="14.9cm" svg:y2="20.3cm" draw:start-shape="id10" draw:start-glue-point="2" draw:end-shape="id12" draw:end-glue-point="4" svg:d="M16550 17800v501l-1650 1498v501" svg:viewBox="0 0 1651 2501">
          <text:p/>
        </draw:connector>
        <draw:connector draw:style-name="gr8" draw:text-style-name="P2" draw:layer="layout" draw:type="lines" svg:x1="6.3cm" svg:y1="23.5cm" svg:x2="6.3cm" svg:y2="24.4cm" draw:start-shape="id11" draw:start-glue-point="8" draw:end-shape="id13" draw:end-glue-point="0" svg:d="M6300 23500v501-102 501" svg:viewBox="0 0 1 901">
          <text:p/>
        </draw:connector>
        <draw:connector draw:style-name="gr8" draw:text-style-name="P2" draw:layer="layout" draw:type="lines" svg:x1="14.9cm" svg:y1="23.5cm" svg:x2="14.9cm" svg:y2="24.4cm" draw:start-shape="id12" draw:start-glue-point="8" draw:end-shape="id14" draw:end-glue-point="0" svg:d="M14900 23500v501-102 501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Soer</meta:initial-creator>
    <meta:creation-date>2016-01-29T19:45:27.398619183</meta:creation-date>
    <meta:generator>LibreOffice/4.4.7.2$Linux_X86_64 LibreOffice_project/40$Build-2</meta:generator>
    <dc:date>2016-01-29T19:56:33.554366493</dc:date>
    <dc:creator>Ben Soer</dc:creator>
    <meta:editing-duration>PT11M6S</meta:editing-duration>
    <meta:editing-cycles>1</meta:editing-cycles>
    <meta:document-statistic meta:object-count="31"/>
  </office:meta>
</office:document-meta>
</file>